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ato" svg:font-family="Lato, apple-system, BlinkMacSystemFont, 'Segoe UI', Roboto, Oxygen, Ubuntu, Cantarell, 'Fira Sans', 'Droid Sans', 'Helvetica Neue', sans-serif"/>
    <style:font-face style:name="Lato1" svg:font-family="Lato, sans-serif"/>
    <style:font-face style:name="SFMono-Regular" svg:font-family="SFMono-Regular, Consolas, 'Roboto Mono', 'Droid Sans Mono',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fo:color="#485768" style:font-name="Lato" fo:letter-spacing="normal" fo:font-style="normal" fo:font-weight="normal"/>
    </style:style>
    <style:style style:name="P2" style:family="paragraph" style:parent-style-name="Preformatted_20_Text">
      <loext:graphic-properties draw:fill="solid" draw:fill-color="#eeeeee" draw:opacity="100%"/>
      <style:paragraph-properties fo:margin-left="0in" fo:margin-right="0in" fo:margin-top="0in" fo:margin-bottom="0in" loext:contextual-spacing="false" fo:line-height="142%" fo:text-align="start" style:justify-single-word="false" fo:orphans="2" fo:widows="2" fo:text-indent="0in" style:auto-text-indent="false" fo:background-color="#eeeeee" fo:padding="0in" fo:border="none"/>
    </style:style>
    <style:style style:name="P3"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85768" style:font-name="Lato1" fo:font-size="12pt" fo:letter-spacing="normal" fo:font-style="normal" fo:font-weight="normal"/>
    </style:style>
    <style:style style:name="P5" style:family="paragraph" style:parent-style-name="Text_20_body">
      <style:paragraph-properties fo:margin-left="0in" fo:margin-right="0in" fo:line-height="145%" fo:orphans="2" fo:widows="2" fo:text-indent="0in" style:auto-text-indent="false"/>
    </style:style>
    <style:style style:name="P6" style:family="paragraph" style:parent-style-name="Standard">
      <style:paragraph-properties fo:margin-left="0in" fo:margin-right="0in" fo:line-height="145%" fo:orphans="2" fo:widows="2" fo:text-indent="0in" style:auto-text-indent="false"/>
    </style:style>
    <style:style style:name="P7" style:family="paragraph" style:parent-style-name="Standard">
      <style:paragraph-properties fo:margin-left="0in" fo:margin-right="0in" fo:line-height="145%" fo:orphans="2" fo:widows="2" fo:text-indent="0in" style:auto-text-indent="false"/>
      <style:text-properties fo:color="#000000" style:font-name="Consolas" fo:font-size="10.5pt" fo:font-weight="normal" fo:background-color="#fffffe"/>
    </style:style>
    <style:style style:name="P8" style:family="paragraph" style:parent-style-name="Heading_20_2">
      <style:paragraph-properties fo:margin-left="0in" fo:margin-right="0in" fo:line-height="145%" fo:orphans="2" fo:widows="2" fo:text-indent="0in" style:auto-text-indent="false"/>
      <style:text-properties fo:font-variant="normal" fo:text-transform="none" fo:color="#485768" style:font-name="Lato" fo:letter-spacing="normal" fo:font-style="normal" fo:font-weight="normal"/>
    </style:style>
    <style:style style:name="P9" style:family="paragraph" style:parent-style-name="Preformatted_20_Text">
      <loext:graphic-properties draw:fill="solid" draw:fill-color="#eeeeee" draw:opacity="100%"/>
      <style:paragraph-properties fo:margin-top="0in" fo:margin-bottom="0in" loext:contextual-spacing="false" fo:line-height="142%" fo:text-align="start" style:justify-single-word="false" fo:orphans="2" fo:widows="2" fo:background-color="#eeeeee" fo:padding="0in" fo:border="none"/>
    </style:style>
    <style:style style:name="P10" style:family="paragraph" style:parent-style-name="Text_20_body">
      <style:paragraph-properties fo:margin-top="0in" fo:margin-bottom="0in" loext:contextual-spacing="false" fo:line-height="145%" fo:orphans="2" fo:widows="2"/>
    </style:style>
    <style:style style:name="P11" style:family="paragraph" style:parent-style-name="Standard">
      <style:paragraph-properties style:line-height-at-least="0.198in"/>
      <style:text-properties fo:color="#000000" style:font-name="Consolas" fo:font-size="10.5pt" fo:font-weight="normal" fo:background-color="#fffffe"/>
    </style:style>
    <style:style style:name="P12" style:family="paragraph" style:parent-style-name="Standard">
      <style:paragraph-properties style:line-height-at-least="0.198in"/>
      <style:text-properties fo:color="#008000" style:font-name="Consolas" fo:font-size="10.5pt" fo:font-weight="normal" fo:background-color="#fffffe"/>
    </style:style>
    <style:style style:name="P13" style:family="paragraph" style:parent-style-name="Horizontal_20_Line">
      <style:paragraph-properties fo:orphans="2" fo:widows="2"/>
    </style:style>
    <style:style style:name="P14" style:family="paragraph" style:parent-style-name="Standard">
      <style:paragraph-properties fo:margin-left="0in" fo:margin-right="0in" fo:line-height="145%" fo:orphans="2" fo:widows="2" fo:text-indent="0in" style:auto-text-indent="false"/>
    </style:style>
    <style:style style:name="T1" style:family="text">
      <style:text-properties fo:color="#0000ff"/>
    </style:style>
    <style:style style:name="T2" style:family="text">
      <style:text-properties fo:color="#00107e"/>
    </style:style>
    <style:style style:name="T3" style:family="text">
      <style:text-properties fo:color="#a31515"/>
    </style:style>
    <style:style style:name="T4" style:family="text">
      <style:text-properties fo:color="#800000"/>
    </style:style>
    <style:style style:name="T5" style:family="text">
      <style:text-properties fo:color="#800000" fo:background-color="#ffff00" loext:char-shading-value="0"/>
    </style:style>
    <style:style style:name="T6" style:family="text">
      <style:text-properties fo:color="#008000"/>
    </style:style>
    <style:style style:name="T7" style:family="text">
      <style:text-properties fo:font-variant="normal" fo:text-transform="none" fo:color="#c7254e" style:font-name="SFMono-Regular" fo:font-size="12pt" fo:letter-spacing="normal" fo:font-style="normal" fo:font-weight="normal" loext:padding="0in" loext:border="none"/>
    </style:style>
    <style:style style:name="T8" style:family="text">
      <style:text-properties fo:font-variant="normal" fo:text-transform="none" fo:color="#c7254e" style:font-name="SFMono-Regular" fo:letter-spacing="normal" fo:font-style="normal" fo:font-weight="normal" loext:padding="0in" loext:border="none"/>
    </style:style>
    <style:style style:name="T9" style:family="text">
      <style:text-properties fo:font-variant="normal" fo:text-transform="none" fo:color="#485768" style:font-name="Lato1" fo:font-size="12pt" fo:letter-spacing="normal" fo:font-style="normal" fo:font-weight="normal"/>
    </style:style>
    <style:style style:name="T10" style:family="text">
      <style:text-properties fo:font-variant="normal" fo:text-transform="none" fo:color="#485768" style:font-name="Lato1" fo:font-size="12pt" fo:letter-spacing="normal" fo:font-style="normal" fo:font-weight="bold"/>
    </style:style>
    <style:style style:name="T11" style:family="text">
      <style:text-properties fo:font-variant="normal" fo:text-transform="none" fo:color="#485768" fo:letter-spacing="normal"/>
    </style:style>
    <style:style style:name="T12" style:family="text">
      <style:text-properties fo:color="#cd31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gular Expressions: Restrict Possible Usernames</text:h>
      <text:p text:style-name="P4">Usernames are used everywhere on the internet. They are what give users a unique identity on their favorite sites. You need to check all the usernames in a database. Here are some simple rules that users have to follow when creating their username. 1) Usernames can only use alpha-numeric characters. 2) The only numbers in the username have to be at the end. There can be zero or more of them at the end. 3) Username letters can be lowercase and uppercase. 4) Usernames have to be at least two characters long. A two-character username can only use alphabet letters as characters.</text:p>
      <text:p text:style-name="Standard"/>
      <text:p text:style-name="P11"><text:span text:style-name="T1">let</text:span> <text:span text:style-name="T2">username</text:span> = <text:span text:style-name="T3">"Z97"</text:span>;</text:p>
      <text:p text:style-name="P11"><text:span text:style-name="T1">let</text:span> <text:span text:style-name="T2">userCheck</text:span> = <text:span text:style-name="T4">/^[a-z]([0-9]{2,}|[a-z]+\d*)$/</text:span><text:span text:style-name="T1">i</text:span>; <text:span text:style-name="T6">// Change this line</text:span></text:p>
      <text:p text:style-name="P11"><text:span text:style-name="T1">let</text:span> <text:span text:style-name="T2">result</text:span> = <text:span text:style-name="T2">userCheck</text:span>.<text:span text:style-name="T2">test</text:span>(<text:span text:style-name="T2">username</text:span>);</text:p>
      <text:p text:style-name="P11"><text:span text:style-name="T2">console</text:span>.<text:span text:style-name="T2">log</text:span>(<text:span text:style-name="T2">result</text:span>)</text:p>
      <text:p text:style-name="Standard"/>
      <text:p text:style-name="Standard"/>
      <text:h text:style-name="P1" text:outline-level="2">Regular Expressions: Positive and Negative Lookahead</text:h>
      <text:p text:style-name="P5"><text:span text:style-name="Source_20_Text"><text:span text:style-name="T7">Lookaheads</text:span></text:span><text:span text:style-name="T9"> are patterns that tell JavaScript to look-ahead in your string to check for patterns further along. This can be useful when you want to search for multiple patterns over the same string. There are two kinds of </text:span><text:span text:style-name="Source_20_Text"><text:span text:style-name="T7">lookaheads</text:span></text:span><text:span text:style-name="T9">: </text:span><text:span text:style-name="Source_20_Text"><text:span text:style-name="T7">positive lookahead</text:span></text:span><text:span text:style-name="T9"> and </text:span><text:span text:style-name="Source_20_Text"><text:span text:style-name="T7">negative lookahead</text:span></text:span><text:span text:style-name="T9">. A </text:span><text:span text:style-name="Source_20_Text"><text:span text:style-name="T7">positive lookahead</text:span></text:span><text:span text:style-name="T9"> will look to make sure the element in the search pattern is there, but won't actually match it. A positive lookahead is used as </text:span><text:span text:style-name="Source_20_Text"><text:span text:style-name="T7">(?=...)</text:span></text:span><text:span text:style-name="T9"> where the </text:span><text:span text:style-name="Source_20_Text"><text:span text:style-name="T7">...</text:span></text:span><text:span text:style-name="T9"> is the required part that is not matched. On the other hand, a </text:span><text:span text:style-name="Source_20_Text"><text:span text:style-name="T7">negative lookahead</text:span></text:span><text:span text:style-name="T9"> will look to make sure the element in the search pattern is not there. A negative lookahead is used as </text:span><text:span text:style-name="Source_20_Text"><text:span text:style-name="T7">(?!...)</text:span></text:span><text:span text:style-name="T9"> where the </text:span><text:span text:style-name="Source_20_Text"><text:span text:style-name="T7">...</text:span></text:span><text:span text:style-name="T9"> is the pattern that you do not want to be there. The rest of the pattern is returned if the negative lookahead part is not present. Lookaheads are a bit confusing but some examples will help.</text:span></text:p>
      <text:p text:style-name="P2"><text:span text:style-name="Source_20_Text"><text:span text:style-name="T7">let quit = "qu";</text:span></text:span></text:p>
      <text:p text:style-name="P9"><text:span text:style-name="Source_20_Text"><text:span text:style-name="T7">let noquit = "qt";</text:span></text:span></text:p>
      <text:p text:style-name="P9"><text:span text:style-name="Source_20_Text"><text:span text:style-name="T7">let quRegex= /q(?=u)/;</text:span></text:span></text:p>
      <text:p text:style-name="P9"><text:span text:style-name="Source_20_Text"><text:span text:style-name="T7">let qRegex = /q(?!u)/;</text:span></text:span></text:p>
      <text:p text:style-name="P9"><text:span text:style-name="Source_20_Text"><text:span text:style-name="T7">quit.match(quRegex); // Returns ["q"]</text:span></text:span></text:p>
      <text:p text:style-name="P9"><text:span text:style-name="Source_20_Text"><text:span text:style-name="T7">noquit.match(qRegex); // Returns ["q"]</text:span></text:span></text:p>
      <text:p text:style-name="P3"><text:span text:style-name="T9">A more practical use of </text:span><text:span text:style-name="Source_20_Text"><text:span text:style-name="T7">lookaheads</text:span></text:span><text:span text:style-name="T9"> is to check two or more patterns in one string. Here is a (naively) simple password checker that looks for between 3 and 6 characters and at least one number:</text:span></text:p>
      <text:p text:style-name="P2"><text:soft-page-break/><text:span text:style-name="Source_20_Text"><text:span text:style-name="T7">let password = "abc123";</text:span></text:span></text:p>
      <text:p text:style-name="P9"><text:span text:style-name="Source_20_Text"><text:span text:style-name="T7">let checkPass = /(?=\w{3,6})(?=\D*\d)/;</text:span></text:span></text:p>
      <text:p text:style-name="P9"><text:span text:style-name="Source_20_Text"><text:span text:style-name="T7">checkPass.test(password); // Returns true</text:span></text:span></text:p>
      <text:p text:style-name="Standard"/>
      <text:p text:style-name="P6"><text:span text:style-name="T9">Use </text:span><text:span text:style-name="Source_20_Text"><text:span text:style-name="T8">lookaheads</text:span></text:span><text:span text:style-name="T11"> </text:span><text:span text:style-name="T9">in the </text:span><text:span text:style-name="Source_20_Text"><text:span text:style-name="T8">pwRegex</text:span></text:span><text:span text:style-name="T11"> </text:span><text:span text:style-name="T9">to match passwords that are greater than 5 characters long, do not begin with numbers, and have two consecutive digits.</text:span> </text:p>
      <text:p text:style-name="P6"/>
      <text:p text:style-name="P7"><text:span text:style-name="T1">let</text:span> <text:span text:style-name="T2">sampleWord</text:span> = <text:span text:style-name="T3">"astronaut"</text:span>;</text:p>
      <text:p text:style-name="P11"><text:span text:style-name="T1">let</text:span> <text:span text:style-name="T2">pwRegex</text:span> = <text:span text:style-name="T5">/(?=\w{5})(?=\D*\d{2})/</text:span>; <text:span text:style-name="T6">// Change this line</text:span></text:p>
      <text:p text:style-name="P11"><text:span text:style-name="T1">let</text:span> <text:span text:style-name="T2">result</text:span> = <text:span text:style-name="T2">pwRegex</text:span>.<text:span text:style-name="T2">test</text:span>(<text:span text:style-name="T2">sampleWord</text:span>);</text:p>
      <text:p text:style-name="P6"/>
      <text:p text:style-name="P6"/>
      <text:h text:style-name="P8" text:outline-level="2">Regular Expressions: Check For Mixed Grouping of Characters</text:h>
      <text:p text:style-name="P5"><text:span text:style-name="T9">Sometimes we want to check for groups of characters using a Regular Expression and to achieve that we use parentheses </text:span><text:span text:style-name="Source_20_Text"><text:span text:style-name="T7">()</text:span></text:span><text:span text:style-name="T9">. If you want to find either </text:span><text:span text:style-name="Source_20_Text"><text:span text:style-name="T7">Penguin</text:span></text:span><text:span text:style-name="T9"> or </text:span><text:span text:style-name="Source_20_Text"><text:span text:style-name="T7">Pumpkin</text:span></text:span><text:span text:style-name="T9"> in a string, you can use the following Regular Expression: </text:span><text:span text:style-name="Source_20_Text"><text:span text:style-name="T7">/P(engu|umpk)in/g</text:span></text:span><text:span text:style-name="T9"> Then check whether the desired string groups are in the test string by using the </text:span><text:span text:style-name="Source_20_Text"><text:span text:style-name="T7">test()</text:span></text:span><text:span text:style-name="T9"> method.</text:span></text:p>
      <text:p text:style-name="P2"><text:span text:style-name="Source_20_Text"><text:span text:style-name="T7">let testStr = "Pumpkin";</text:span></text:span></text:p>
      <text:p text:style-name="P9"><text:span text:style-name="Source_20_Text"><text:span text:style-name="T7">let testRegex = /P(engu|umpk)in/g;</text:span></text:span></text:p>
      <text:p text:style-name="P9"><text:span text:style-name="Source_20_Text"><text:span text:style-name="T7">testRegex.test(testStr);</text:span></text:span></text:p>
      <text:p text:style-name="P9"><text:span text:style-name="Source_20_Text"><text:span text:style-name="T7">// Returns true</text:span></text:span></text:p>
      <text:p text:style-name="P6"/>
      <text:p text:style-name="P6"><text:span text:style-name="T9">Fix the regex so that it checks for the names of </text:span><text:span text:style-name="Source_20_Text"><text:span text:style-name="T8">Franklin Roosevelt</text:span></text:span><text:span text:style-name="T11"> </text:span><text:span text:style-name="T9">or </text:span><text:span text:style-name="Source_20_Text"><text:span text:style-name="T8">Eleanor Roosevelt</text:span></text:span><text:span text:style-name="T11"> </text:span><text:span text:style-name="T9">in a case sensitive manner and it should make concessions for middle names. Then fix the code so that the regex that you have created is checked against </text:span><text:span text:style-name="Source_20_Text"><text:span text:style-name="T8">myString</text:span></text:span><text:span text:style-name="T11"> </text:span><text:span text:style-name="T9">and either </text:span><text:span text:style-name="Source_20_Text"><text:span text:style-name="T8">true</text:span></text:span><text:span text:style-name="T11"> </text:span><text:span text:style-name="T9">or </text:span><text:span text:style-name="Source_20_Text"><text:span text:style-name="T8">false</text:span></text:span><text:span text:style-name="T11"> </text:span><text:span text:style-name="T9">is returned depending on whether the regex matches.</text:span> </text:p>
      <text:p text:style-name="P6"/>
      <text:p text:style-name="P7"><text:span text:style-name="T1">let</text:span> <text:span text:style-name="T2">myString</text:span> = <text:span text:style-name="T3">"Eleanor Roosevelt"</text:span>;</text:p>
      <text:p text:style-name="P11"><text:span text:style-name="T1">let</text:span> <text:span text:style-name="T2">myRegex</text:span> = <text:span text:style-name="T4">/(Franklin D|Eleanor)/</text:span>; <text:span text:style-name="T6">// Change this line</text:span></text:p>
      <text:p text:style-name="P11"><text:span text:style-name="T1">let</text:span> <text:span text:style-name="T2">result</text:span> = <text:span text:style-name="T2">myRegex</text:span>.<text:span text:style-name="T2">test</text:span>(<text:span text:style-name="T2">myString</text:span>); <text:span text:style-name="T6">// Change this line</text:span></text:p>
      <text:p text:style-name="P12">// After passing the challenge experiment with myString and see how the grouping works</text:p>
      <text:p text:style-name="P6"/>
      <text:p text:style-name="P6"/>
      <text:p text:style-name="P6"/>
      <text:h text:style-name="P8" text:outline-level="2"><text:soft-page-break/>Regular Expressions: Reuse Patterns Using Capture Groups</text:h>
      <text:p text:style-name="P5"><text:span text:style-name="T9">Some patterns you search for will occur multiple times in a string. It is wasteful to manually repeat that regex. There is a better way to specify when you have multiple repeat substrings in your string. You can search for repeat substrings using </text:span><text:span text:style-name="Source_20_Text"><text:span text:style-name="T7">capture groups</text:span></text:span><text:span text:style-name="T9">. Parentheses, </text:span><text:span text:style-name="Source_20_Text"><text:span text:style-name="T7">(</text:span></text:span><text:span text:style-name="T9"> and </text:span><text:span text:style-name="Source_20_Text"><text:span text:style-name="T7">)</text:span></text:span><text:span text:style-name="T9">, are used to find repeat substrings. You put the regex of the pattern that will repeat in between the parentheses. To specify where that repeat string will appear, you use a backslash (</text:span><text:span text:style-name="Source_20_Text"><text:span text:style-name="T7">\</text:span></text:span><text:span text:style-name="T9">) and then a number. This number starts at 1 and increases with each additional capture group you use. An example would be </text:span><text:span text:style-name="Source_20_Text"><text:span text:style-name="T7">\1</text:span></text:span><text:span text:style-name="T9"> to match the first group. The example below matches any word that occurs twice separated by a space:</text:span></text:p>
      <text:p text:style-name="P2"><text:span text:style-name="Source_20_Text"><text:span text:style-name="T7">let repeatStr = "regex regex";</text:span></text:span></text:p>
      <text:p text:style-name="P9"><text:span text:style-name="Source_20_Text"><text:span text:style-name="T7">let repeatRegex = /(\w+)\s\1/;</text:span></text:span></text:p>
      <text:p text:style-name="P9"><text:span text:style-name="Source_20_Text"><text:span text:style-name="T7">repeatRegex.test(repeatStr); // Returns true</text:span></text:span></text:p>
      <text:p text:style-name="P9"><text:span text:style-name="Source_20_Text"><text:span text:style-name="T7">repeatStr.match(repeatRegex); // Returns ["regex regex", "regex"]</text:span></text:span></text:p>
      <text:p text:style-name="P3"><text:span text:style-name="T9">Using the </text:span><text:span text:style-name="Source_20_Text"><text:span text:style-name="T7">.match()</text:span></text:span><text:span text:style-name="T9"> method on a string will return an array with the string it matches, along with its capture group.</text:span></text:p>
      <text:p text:style-name="P6"/>
      <text:p text:style-name="P6"><text:span text:style-name="T9">Use </text:span><text:span text:style-name="Source_20_Text"><text:span text:style-name="T8">capture groups</text:span></text:span><text:span text:style-name="T11"> </text:span><text:span text:style-name="T9">in </text:span><text:span text:style-name="Source_20_Text"><text:span text:style-name="T8">reRegex</text:span></text:span><text:span text:style-name="T11"> </text:span><text:span text:style-name="T9">to match numbers that are repeated only three times in a string, each separated by a space.</text:span> </text:p>
      <text:p text:style-name="P7"><text:span text:style-name="T1">let</text:span> <text:span text:style-name="T2">repeatNum</text:span> = <text:span text:style-name="T3">"42 42 42"</text:span>;</text:p>
      <text:p text:style-name="P11"><text:span text:style-name="T1">let</text:span> <text:span text:style-name="T2">reRegex</text:span> = <text:span text:style-name="T4">/^(\d+)\s</text:span><text:span text:style-name="T12">\</text:span><text:span text:style-name="T4">1\s</text:span><text:span text:style-name="T12">\</text:span><text:span text:style-name="T4">1$/</text:span>; <text:span text:style-name="T6">// Change this line</text:span></text:p>
      <text:p text:style-name="P11"><text:span text:style-name="T1">let</text:span> <text:span text:style-name="T2">result</text:span> = <text:span text:style-name="T2">reRegex</text:span>.<text:span text:style-name="T2">test</text:span>(<text:span text:style-name="T2">repeatNum</text:span>);</text:p>
      <text:p text:style-name="P11"><text:span text:style-name="T2">repeatNum</text:span>.<text:span text:style-name="T2">match</text:span>(<text:span text:style-name="T2">reRegex</text:span>);</text:p>
      <text:p text:style-name="P6"/>
      <text:p text:style-name="P6"/>
      <text:h text:style-name="P8" text:outline-level="2">Regular Expressions: Remove Whitespace from Start and End</text:h>
      <text:p text:style-name="P4">Sometimes whitespace characters around strings are not wanted but are there. Typical processing of strings is to remove the whitespace at the start and end of it.</text:p>
      <text:p text:style-name="P13"/>
      <text:p text:style-name="P10"><text:span text:style-name="T9">Write a regex and use the appropriate string methods to remove whitespace at the beginning and end of strings. </text:span><text:span text:style-name="Strong_20_Emphasis"><text:span text:style-name="T10">Note</text:span></text:span><text:span text:style-name="T9"><text:line-break/>The </text:span><text:span text:style-name="Source_20_Text"><text:span text:style-name="T7">.trim()</text:span></text:span><text:span text:style-name="T9"> method would work here, but you'll need to complete this challenge using regular expressions.</text:span></text:p>
      <text:p text:style-name="P7"><text:soft-page-break/><text:span text:style-name="T1">let</text:span> <text:span text:style-name="T2">hello</text:span> = <text:span text:style-name="T3">" Hello, World! "</text:span>;</text:p>
      <text:p text:style-name="P11"><text:span text:style-name="T1">let</text:span> <text:span text:style-name="T2">wsRegex</text:span> = <text:span text:style-name="T4">/^\s+|\s+$/</text:span><text:span text:style-name="T1">g</text:span>; <text:span text:style-name="T6">// Change this line</text:span></text:p>
      <text:p text:style-name="P11"><text:span text:style-name="T1">let</text:span> <text:span text:style-name="T2">result</text:span> = <text:span text:style-name="T2">hello</text:span>.<text:span text:style-name="T2">replace</text:span>(<text:span text:style-name="T2">wsRegex</text:span>, <text:span text:style-name="T3">''</text:span>); <text:span text:style-name="T6">// Change this line</text:span></text:p>
      <text:p text:style-name="P11"><text:span text:style-name="T2">console</text:span>.<text:span text:style-name="T2">log</text:span>(<text:span text:style-name="T2">result</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ato" svg:font-family="Lato, apple-system, BlinkMacSystemFont, 'Segoe UI', Roboto, Oxygen, Ubuntu, Cantarell, 'Fira Sans', 'Droid Sans', 'Helvetica Neue', sans-serif"/>
    <style:font-face style:name="Lato1" svg:font-family="Lato, sans-serif"/>
    <style:font-face style:name="SFMono-Regular" svg:font-family="SFMono-Regular, Consolas, 'Roboto Mono', 'Droid Sans Mono',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7:50:44.926000000</meta:creation-date>
    <dc:date>2020-12-28T17:53:35.967000000</dc:date>
    <meta:editing-duration>PT4H46M53S</meta:editing-duration>
    <meta:editing-cycles>6</meta:editing-cycles>
    <meta:generator>LibreOffice/6.2.3.2$Windows_X86_64 LibreOffice_project/aecc05fe267cc68dde00352a451aa867b3b546ac</meta:generator>
    <meta:document-statistic meta:table-count="0" meta:image-count="0" meta:object-count="0" meta:page-count="4" meta:paragraph-count="52" meta:word-count="871" meta:character-count="5351" meta:non-whitespace-character-count="4529"/>
  </office:meta>
</office:document-meta>
</file>